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b5d9" officeooo:paragraph-rsid="0001b5d9"/>
    </style:style>
    <style:style style:name="P2" style:family="paragraph" style:parent-style-name="Standard">
      <style:text-properties fo:font-weight="normal" officeooo:rsid="0001b5d9" officeooo:paragraph-rsid="0001b5d9" style:font-weight-asian="normal" style:font-weight-complex="normal"/>
    </style:style>
    <style:style style:name="P3" style:family="paragraph" style:parent-style-name="Standard">
      <style:text-properties fo:font-weight="normal" officeooo:rsid="00020c3e" officeooo:paragraph-rsid="0001b5d9" style:font-weight-asian="normal" style:font-weight-complex="normal"/>
    </style:style>
    <style:style style:name="P4" style:family="paragraph" style:parent-style-name="Standard">
      <style:text-properties officeooo:rsid="0001b5d9" officeooo:paragraph-rsid="0001b5d9"/>
    </style:style>
    <style:style style:name="P5" style:family="paragraph" style:parent-style-name="Standard">
      <style:text-properties officeooo:rsid="000353e2" officeooo:paragraph-rsid="000353e2"/>
    </style:style>
    <style:style style:name="T1" style:family="text">
      <style:text-properties fo:font-weight="bold" style:font-weight-asian="bold" style:font-weight-complex="bold"/>
    </style:style>
    <style:style style:name="T2" style:family="text">
      <style:text-properties fo:font-weight="bold" officeooo:rsid="000353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20c3e" style:font-weight-asian="normal" style:font-weight-complex="normal"/>
    </style:style>
    <style:style style:name="T5" style:family="text">
      <style:text-properties fo:font-weight="normal" officeooo:rsid="000353e2" style:font-weight-asian="normal" style:font-weight-complex="normal"/>
    </style:style>
    <style:style style:name="T6" style:family="text">
      <style:text-properties officeooo:rsid="000353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span text:style-name="T2">ARC: Advanced Racing Construct</text:span><text:span text:style-name="T6"> is an entirely new type of game, and as such, requires some specific hardware to make the experience possible.</text:span></text:p>
      <text:p text:style-name="Standard"/>
      <text:p text:style-name="Standard"/>
      <text:p text:style-name="P1">Platform:</text:p>
      <text:p text:style-name="P1"/>
      <text:p text:style-name="P1"><text:tab/><text:span text:style-name="T1">ARC</text:span><text:span text:style-name="T3"> is a next generation racing game that requires a particular hardware configuration to work properly. The game client itself is designed to be cross compatible among popular phones, tablets, smart TVs and PCs, but requires a ‘smart’ bicycle trainer </text:span><text:span text:style-name="T5">(Wahoo Kickr, Cycleops Hammer, etc.)</text:span><text:span text:style-name="T3"> and a bicycle equipped with electronic shifting, </text:span><text:span text:style-name="T4">and either a smartphone or an Elite Sterzo</text:span><text:span text:style-name="T3">. An additional piece of </text:span><text:span text:style-name="T5">add-on</text:span><text:span text:style-name="T3"> hardware will be created to allow players to adapt their Peloton trainers to play </text:span><text:span text:style-name="T1">ARC.</text:span></text:p>
      <text:p text:style-name="P2"><text:tab/></text:p>
      <text:p text:style-name="P1"><text:span text:style-name="T3"/></text:p>
      <text:p text:style-name="P5"><text:span text:style-name="T3">Controls:</text:span></text:p>
      <text:p text:style-name="P5"><text:span text:style-name="T3"/></text:p>
      <text:p text:style-name="P1"><text:span text:style-name="T3"><text:tab/></text:span><text:span text:style-name="T1">ARC</text:span><text:span text:style-name="T3"> taps into the power measurements generated by the smart trainer as well as changing the mapping of controls on the Shimano Di2 and SRAM eTAP levers. Essentially, ARC uses the existing electronic hardware typically used to control the shifting of a bicycle gears and re-purposes them as controls for playing the game. </text:span><text:span text:style-name="T4">An Elite Sterzo is used to support the front wheel to control direction; </text:span><text:span text:style-name="T5">an alternative is use a smartphone that is mounted to the handlebar.</text:span></text:p>
      <text:p text:style-name="P3"/>
      <text:p text:style-name="P3"/>
      <text:p text:style-name="P3"/>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editing-duration>PT8M36S</meta:editing-duration>
    <meta:editing-cycles>2</meta:editing-cycles>
    <dc:date>2021-01-14T09:48:22.448000000</dc:date>
    <meta:document-statistic meta:table-count="0" meta:image-count="0" meta:object-count="0" meta:page-count="1" meta:paragraph-count="6" meta:word-count="183" meta:character-count="1123" meta:non-whitespace-character-count="941"/>
  </office:meta>
</office:document-meta>
</file>